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bb0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text:span text:style-name="T77">1de21</text:span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5:21:58.780737042</dc:date>
    <meta:editing-duration>PT13H15M35S</meta:editing-duration>
    <meta:editing-cycles>286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